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Helvetica" svg:font-family="Helvetica"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pitch="variable"/>
    <style:font-face style:name="Noto Sans Devanagari1" svg:font-family="'Noto Sans Devanagari'" style:font-family-generic="roman" style:font-pitch="variable"/>
    <style:font-face style:name="Noto Sans Devanagari2" svg:font-family="'Noto Sans Devanagari'" style:font-family-generic="swiss"/>
    <style:font-face style:name="Noto Sans Devanagari3" svg:font-family="'Noto Sans Devanagari'"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pitch="variable"/>
    <style:font-face style:name="Noto Serif CJK SC1" svg:font-family="'Noto Serif CJK SC'" style:font-family-generic="system" style:font-pitch="variable"/>
    <style:font-face style:name="Times" svg:font-family="Times"/>
    <style:font-face style:name="Times New Roman" svg:font-family="'Times New Roman'" style:font-family-generic="roman" style:font-pitch="variable"/>
    <style:font-face style:name="Times1" svg:font-family="Times" style:font-pitch="variable"/>
    <style:font-face style:name="Times2" svg:font-family="Times" style:font-family-generic="roman" style:font-pitch="variable"/>
  </office:font-face-decls>
  <office:automatic-styles>
    <style:style style:name="P1" style:family="paragraph" style:parent-style-name="Header">
      <style:paragraph-properties fo:text-align="center" style:justify-single-word="false"/>
      <style:text-properties officeooo:rsid="00025ba3" officeooo:paragraph-rsid="00025ba3"/>
    </style:style>
    <style:style style:name="P2" style:family="paragraph" style:parent-style-name="Standard">
      <style:text-properties officeooo:rsid="00025ba3" officeooo:paragraph-rsid="0000a02c"/>
    </style:style>
    <style:style style:name="P3" style:family="paragraph" style:parent-style-name="Standard">
      <style:text-properties officeooo:rsid="00025ba3" officeooo:paragraph-rsid="00025ba3"/>
    </style:style>
    <style:style style:name="P4" style:family="paragraph" style:parent-style-name="Footer">
      <style:paragraph-properties fo:text-align="end" style:justify-single-word="false"/>
    </style:style>
    <style:style style:name="P5" style:family="paragraph" style:parent-style-name="Default_20_Drawing_20_Style">
      <style:paragraph-properties fo:text-align="start" style:justify-single-word="false" style:writing-mode="lr-tb"/>
      <style:text-properties officeooo:paragraph-rsid="00025ba3"/>
    </style:style>
    <style:style style:name="P6" style:family="paragraph" style:parent-style-name="Standard">
      <style:text-properties officeooo:paragraph-rsid="0000a02c"/>
    </style:style>
    <style:style style:name="P7" style:family="paragraph" style:parent-style-name="Standard">
      <style:paragraph-properties fo:text-align="start" style:justify-single-word="false" style:writing-mode="lr-tb"/>
      <style:text-properties fo:color="#000000" loext:opacity="100%" style:font-name="Times2" fo:font-size="14pt" fo:font-style="normal" fo:font-weight="bold" style:font-size-asian="14pt" style:font-style-asian="normal" style:font-weight-asian="bold"/>
    </style:style>
    <style:style style:name="P8" style:family="paragraph" style:parent-style-name="Standard">
      <style:text-properties officeooo:paragraph-rsid="0000a02c"/>
    </style:style>
    <style:style style:name="P9" style:family="paragraph" style:parent-style-name="Standard">
      <style:paragraph-properties fo:text-align="center" style:justify-single-word="false"/>
      <style:text-properties officeooo:rsid="00025ba3" officeooo:paragraph-rsid="00035bf4"/>
    </style:style>
    <style:style style:name="P10" style:family="paragraph" style:parent-style-name="Standard">
      <style:paragraph-properties fo:text-align="center" style:justify-single-word="false"/>
      <style:text-properties officeooo:rsid="00025ba3" officeooo:paragraph-rsid="00025ba3"/>
    </style:style>
    <style:style style:name="P11" style:family="paragraph" style:parent-style-name="Standard">
      <style:text-properties fo:font-weight="bold" officeooo:rsid="00043112" officeooo:paragraph-rsid="00043112" style:font-weight-asian="bold" style:font-weight-complex="bold"/>
    </style:style>
    <style:style style:name="P12" style:family="paragraph" style:parent-style-name="Standard">
      <style:text-properties fo:font-weight="bold" officeooo:paragraph-rsid="0000a02c" style:font-weight-asian="bold" style:font-weight-complex="bold"/>
    </style:style>
    <style:style style:name="P13" style:family="paragraph" style:parent-style-name="Standard">
      <style:text-properties fo:font-size="11pt" fo:font-weight="bold" officeooo:rsid="00043112" officeooo:paragraph-rsid="00043112" style:font-size-asian="9.60000038146973pt" style:font-weight-asian="bold" style:font-size-complex="11pt" style:font-weight-complex="bold"/>
    </style:style>
    <style:style style:name="P14" style:family="paragraph" style:parent-style-name="Standard">
      <style:text-properties fo:font-size="10pt" fo:font-weight="normal" officeooo:rsid="00043112" officeooo:paragraph-rsid="00043112" style:font-size-asian="8.75pt" style:font-weight-asian="normal" style:font-size-complex="10pt" style:font-weight-complex="normal"/>
    </style:style>
    <style:style style:name="P15" style:family="paragraph" style:parent-style-name="Standard">
      <style:text-properties style:font-name="Times New Roman" fo:font-size="14pt" fo:font-weight="bold" officeooo:paragraph-rsid="0000a02c" style:font-size-asian="14pt" style:font-weight-asian="bold" style:font-size-complex="14pt" style:font-weight-complex="bold"/>
    </style:style>
    <style:style style:name="P16" style:family="paragraph" style:parent-style-name="Standard">
      <style:text-properties fo:font-size="14pt" fo:font-weight="bold" officeooo:rsid="00043112" officeooo:paragraph-rsid="00043112" style:font-size-asian="14pt" style:font-weight-asian="bold" style:font-size-complex="14pt" style:font-weight-complex="bold"/>
    </style:style>
    <style:style style:name="P17" style:family="paragraph" style:parent-style-name="Standard">
      <style:paragraph-properties fo:text-align="start" style:justify-single-word="false" style:writing-mode="lr-tb"/>
      <style:text-properties fo:font-size="14pt" officeooo:paragraph-rsid="000459fa" style:font-size-asian="14pt" style:font-size-complex="14pt"/>
    </style:style>
    <style:style style:name="P18" style:family="paragraph" style:parent-style-name="Standard">
      <style:paragraph-properties fo:text-align="start" style:justify-single-word="false"/>
      <style:text-properties officeooo:paragraph-rsid="0000a02c"/>
    </style:style>
    <style:style style:name="P19" style:family="paragraph" style:parent-style-name="Standard">
      <style:paragraph-properties fo:text-align="start" style:justify-single-word="false" style:writing-mode="lr-tb"/>
      <style:text-properties officeooo:paragraph-rsid="000459fa"/>
    </style:style>
    <style:style style:name="P20" style:family="paragraph" style:parent-style-name="Standard">
      <style:paragraph-properties fo:text-align="start" style:justify-single-word="false"/>
      <style:text-properties officeooo:paragraph-rsid="000459fa"/>
    </style:style>
    <style:style style:name="P21" style:family="paragraph" style:parent-style-name="Standard">
      <style:text-properties officeooo:paragraph-rsid="000459fa"/>
    </style:style>
    <style:style style:name="P22" style:family="paragraph" style:parent-style-name="Text_20_body">
      <style:paragraph-properties fo:margin-left="0in" fo:margin-right="0in" fo:text-indent="0in" style:auto-text-indent="false"/>
    </style:style>
    <style:style style:name="P23" style:family="paragraph" style:parent-style-name="Text_20_body">
      <style:paragraph-properties fo:text-align="center" style:justify-single-word="false"/>
      <style:text-properties officeooo:rsid="00025ba3" officeooo:paragraph-rsid="00035bf4"/>
    </style:style>
    <style:style style:name="P24" style:family="paragraph" style:parent-style-name="Text_20_body">
      <style:paragraph-properties fo:text-align="center" style:justify-single-word="false"/>
      <style:text-properties officeooo:paragraph-rsid="0000a02c"/>
    </style:style>
    <style:style style:name="P25" style:family="paragraph" style:parent-style-name="Text_20_body">
      <style:paragraph-properties fo:text-align="center" style:justify-single-word="false"/>
    </style:style>
    <style:style style:name="P26" style:family="paragraph">
      <loext:graphic-properties draw:fill="solid" draw:fill-color="#000000"/>
    </style:style>
    <style:style style:name="P27" style:family="paragraph">
      <style:paragraph-properties fo:text-align="start" style:writing-mode="lr-tb"/>
    </style:style>
    <style:style style:name="P28" style:family="paragraph">
      <loext:graphic-properties draw:fill="none"/>
      <style:paragraph-properties fo:text-align="start"/>
      <style:text-properties fo:font-size="12pt" style:font-size-asian="12pt" style:font-size-complex="12pt"/>
    </style:style>
    <style:style style:name="P29" style:family="paragraph">
      <loext:graphic-properties draw:fill="none"/>
      <style:paragraph-properties fo:text-align="start"/>
      <style:text-properties fo:font-size="14.1000003814697pt" style:font-size-asian="14.1000003814697pt" style:font-size-complex="14.1000003814697pt"/>
    </style:style>
    <style:style style:name="P30" style:family="paragraph">
      <style:paragraph-properties fo:text-align="center" style:writing-mode="lr-tb"/>
    </style:style>
    <style:style style:name="P31" style:family="paragraph">
      <loext:graphic-properties draw:fill="none" draw:fill-color="#ffffff"/>
      <style:paragraph-properties fo:text-align="center"/>
    </style:style>
    <style:style style:name="P32" style:family="paragraph">
      <loext:graphic-properties draw:fill="solid" draw:fill-color="#622423"/>
    </style:style>
    <style:style style:name="T1" style:family="text">
      <style:text-properties fo:color="#000000" loext:opacity="100%" style:font-name="Times2" fo:font-size="14pt" fo:font-style="normal" fo:font-weight="bold" style:font-size-asian="14pt" style:font-style-asian="normal" style:font-weight-asian="bold"/>
    </style:style>
    <style:style style:name="T2" style:family="text">
      <style:text-properties fo:color="#000000" loext:opacity="100%" style:font-name="Times2" fo:font-size="14pt" fo:font-style="normal" fo:font-weight="bold" officeooo:rsid="00025ba3" style:font-size-asian="14pt" style:font-style-asian="normal" style:font-weight-asian="bold"/>
    </style:style>
    <style:style style:name="T3" style:family="text">
      <style:text-properties fo:color="#000000" loext:opacity="100%" style:font-name="Times2" fo:font-size="12pt" fo:font-style="normal" fo:font-weight="bold" style:font-size-asian="12pt" style:font-style-asian="normal" style:font-weight-asian="bold"/>
    </style:style>
    <style:style style:name="T4" style:family="text">
      <style:text-properties fo:color="#000000" loext:opacity="100%" style:font-name="Times2" fo:font-size="12pt" fo:font-style="normal" fo:font-weight="normal" officeooo:rsid="000459fa" style:font-size-asian="12pt" style:font-style-asian="normal" style:font-weight-asian="normal" style:font-weight-complex="normal"/>
    </style:style>
    <style:style style:name="T5" style:family="text">
      <style:text-properties fo:color="#000000" loext:opacity="100%" style:font-name="Times2" fo:font-style="normal" fo:font-weight="bold" style:font-style-asian="normal" style:font-weight-asian="bold"/>
    </style:style>
    <style:style style:name="T6" style:family="text">
      <style:text-properties officeooo:rsid="00035bf4"/>
    </style:style>
    <style:style style:name="T7" style:family="text">
      <style:text-properties officeooo:rsid="000459fa"/>
    </style:style>
    <style:style style:name="T8" style:family="text">
      <style:text-properties fo:font-weight="bold" style:font-weight-asian="bold" style:font-weight-complex="bold"/>
    </style:style>
    <style:style style:name="T9" style:family="text">
      <style:text-properties fo:color="#000000" loext:opacity="100%" style:font-name="Times" fo:font-size="12pt" fo:font-style="italic" fo:font-weight="bold" style:font-name-asian="Times" style:font-size-asian="12pt" style:font-style-asian="italic" style:font-weight-asian="bold" style:font-name-complex="Times" style:font-size-complex="12pt" style:font-style-complex="italic" style:font-weight-complex="bold"/>
    </style:style>
    <style:style style:name="T10" style:family="text">
      <style:text-properties fo:color="#000000" loext:opacity="100%" style:font-name="Times" fo:font-size="14.1000003814697pt" fo:font-weight="bold" style:font-name-asian="Times" style:font-size-asian="14.1000003814697pt" style:font-weight-asian="bold" style:font-name-complex="Times" style:font-size-complex="14.1000003814697pt" style:font-weight-complex="bold"/>
    </style:style>
    <style:style style:name="T11" style:family="text">
      <style:text-properties fo:color="#000000" loext:opacity="100%" style:font-name="Times" fo:font-size="16pt" fo:font-weight="bold" style:font-name-asian="Times" style:font-size-asian="16pt" style:font-weight-asian="bold" style:font-name-complex="Times" style:font-size-complex="16pt" style:font-weight-complex="bold"/>
    </style:style>
    <style:style style:name="T12" style:family="text">
      <style:text-properties fo:color="#000000" loext:opacity="100%" style:font-name="Times" fo:font-size="12pt" fo:font-weight="bold" style:font-name-asian="Times" style:font-size-asian="12pt" style:font-weight-asian="bold" style:font-name-complex="Times" style:font-size-complex="12pt" style:font-weight-complex="bold"/>
    </style:style>
    <style:style style:name="T13" style:family="text">
      <style:text-properties fo:color="#000000" loext:opacity="100%" style:font-name="Times" fo:font-size="9.89999961853027pt" fo:font-weight="normal" style:font-name-asian="Times" style:font-size-asian="9.89999961853027pt" style:font-weight-asian="normal" style:font-name-complex="Times" style:font-size-complex="9.89999961853027pt" style:font-weight-complex="normal"/>
    </style:style>
    <style:style style:name="T14" style:family="text">
      <style:text-properties fo:color="#000000" loext:opacity="100%" style:font-name="Times" fo:font-size="9.89999961853027pt" style:font-name-asian="Times" style:font-size-asian="9.89999961853027pt" style:font-name-complex="Times" style:font-size-complex="9.89999961853027pt"/>
    </style:style>
    <style:style style:name="T15" style:family="text">
      <style:text-properties fo:color="#000000" loext:opacity="100%" style:font-name="Times" fo:font-size="12pt" fo:font-weight="normal" style:font-name-asian="Times" style:font-size-asian="12pt" style:font-weight-asian="normal" style:font-name-complex="Times" style:font-size-complex="12pt" style:font-weight-complex="normal"/>
    </style:style>
    <style:style style:name="T16" style:family="text">
      <style:text-properties fo:color="#000000" loext:opacity="100%" style:font-name="Times" fo:font-size="9pt" fo:font-weight="bold" style:font-name-asian="Times" style:font-size-asian="9pt" style:font-weight-asian="bold" style:font-name-complex="Times" style:font-size-complex="9pt" style:font-weight-complex="bold"/>
    </style:style>
    <style:style style:name="fr1" style:family="graphic" style:parent-style-name="Formula">
      <style:graphic-properties style:vertical-pos="from-top" draw:ole-draw-aspect="1"/>
    </style:style>
    <style:style style:name="Sect1" style:family="section">
      <style:section-properties fo:margin-left="0in" fo:margin-right="0in" style:editable="false">
        <style:columns fo:column-count="1" fo:column-gap="0in"/>
      </style:section-properties>
    </style:style>
    <style:style style:name="gr1" style:family="graphic">
      <style:graphic-properties draw:stroke="none" draw:marker-start="" draw:marker-end="" draw:fill="solid" draw:fill-color="#00000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marker-start="" draw:marker-end="" draw:fill="none" draw:textarea-horizontal-align="left" draw:textarea-vertical-align="top" draw:auto-grow-height="true" draw:auto-grow-width="true" fo:min-height="0.1665in" fo:min-width="0.7992in" fo:padding-top="0in" fo:padding-bottom="0in" fo:padding-left="0in" fo:padding-right="0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stroke="none" draw:marker-start="" draw:marker-end="" draw:fill="none" draw:textarea-horizontal-align="left" draw:textarea-vertical-align="top" draw:auto-grow-height="true" draw:auto-grow-width="true" fo:min-height="0.1953in" fo:min-width="2.778in" fo:padding-top="0in" fo:padding-bottom="0in" fo:padding-left="0in" fo:padding-right="0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draw:stroke="none" svg:stroke-color="#000000" draw:fill="none" draw:fill-color="#ffffff" fo:min-height="2.886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draw:marker-start="" draw:marker-end="" draw:fill="solid" draw:fill-color="#622423"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draw:marker-start="" draw:marker-end="" draw:fill="solid" draw:fill-color="#622423" loext:decorative="false"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text:anchor-type="paragraph" draw:z-index="5" draw:name="Text Frame 1" draw:style-name="gr4" draw:text-style-name="P31" svg:width="8.0453in" svg:height="2.887in" svg:x="0.0909in" svg:y="0.1161in"><draw:text-box><text:p text:style-name="P30"><text:span text:style-name="T11">Une vue d'ensemble sur diverses Mesures de Test Orientées Objet.</text:span></text:p><text:p text:style-name="P27"><text:span text:style-name="T12"/></text:p><text:p text:style-name="P30"><text:span text:style-name="T12">*Dr. Kara Nabiul, **Prof. Hadj-Arab Adel, *** BigDaddy, Benalia Mohamed </text:span></text:p><text:p text:style-name="P30"><text:span text:style-name="T12">*Dr. Rachedi Abderahman, **Prof. Kecira Abdraouf, *** Warden, Bechar Walid </text:span></text:p><text:p text:style-name="P27"><text:span text:style-name="T13"><text:s/></text:span><text:span text:style-name="T13"><text:tab/></text:span><text:span text:style-name="T13"><text:tab/></text:span><text:span text:style-name="T13"><text:tab/></text:span><text:span text:style-name="T13"><text:tab/></text:span></text:p><text:p text:style-name="P30"><text:span text:style-name="T13">*Project pulirdisiplinaire 10, Deptt informatique, <text:s/>USTHB, l’hind</text:span></text:p><text:p text:style-name="P27"><text:span text:style-name="T12"><text:tab/></text:span><text:span text:style-name="T12"><text:tab/></text:span></text:p><text:p text:style-name="P27"><text:span text:style-name="T12"><text:tab/></text:span><text:span text:style-name="T12">Abstract:</text:span><text:span text:style-name="T14"> Ce document présente les différents types de mesures de test utilisées dans les environnements orientés objet.</text:span></text:p><text:p text:style-name="P27"><text:span text:style-name="T14"><text:tab/></text:span><text:span text:style-name="T14"><text:tab/></text:span><text:span text:style-name="T14"> </text:span><text:span text:style-name="T14">Nous croyons que ces métriques ont des implications significatives dans la conception de produits logiciels de haute qualité,</text:span></text:p><text:p text:style-name="P27"><text:span text:style-name="T14"><text:s/></text:span><text:span text:style-name="T14"><text:tab/></text:span><text:span text:style-name="T14"> </text:span><text:span text:style-name="T14">robustes et maintenables. Les résultats peuvent être d'une grande assistance pour les ingénieurs qualité dans le choix des </text:span></text:p><text:p text:style-name="P27"><text:span text:style-name="T14"><text:s/></text:span><text:span text:style-name="T14"><text:tab/></text:span><text:span text:style-name="T14"> </text:span><text:span text:style-name="T14">bonnes métriques sur lesquelles baser leurs tests.</text:span></text:p><text:p text:style-name="P27"><text:span text:style-name="T12"/></text:p><text:p text:style-name="P27"><text:span text:style-name="T12"><text:tab/></text:span><text:span text:style-name="T12"><text:tab/></text:span><text:span text:style-name="T12">Mots-Cles: </text:span><text:span text:style-name="T15">Métriques de test orientées objet, programmation orientée objet, tests logiciels.</text:span><text:span text:style-name="T16"> </text:span></text:p><text:p text:style-name="P30"><text:span text:style-name="T15">Publie le: 0.00.0000 </text:span></text:p><text:p/></draw:text-box></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1. <text:s/>Introduction </text:p>
      <text:p text:style-name="P23">Les métriques présentées dans cet article sont des métriques de test orientées objet. Le but de cet article n'est pas de mentionner toutes les métriques existantes ou de présenter entièrement les métriques mentionnées, mais de sensibiliser le lecteur à leur existence et d'offrir des références pour des lectures complémentaires. L'objectif de ce travail est de présenter une large revue de la littérature existante sur les mesures de test OO, L'objectif des métriques examinées proposées pour les systèmes OO est de se concentrer sur les métriques de produit pouvant être appliquées à une conception avancée ou au code. Plusieurs auteurs ont formulé leurs suggestions qui doivent être prises en compte lors de la définition des métriques pour les logiciels. Les métriques doivent être définies en poursuivant un objectif clair et leur calcul doit être facile, il est préférable que leur extraction soit automatisée par un outil. L'objectif de ce travail est de fournir aux chercheurs un aperçu de l'état actuel des métriques pour la programmation orientée objet, en mettant l'accent sur les forces et les faiblesses de chaque proposition existante. Ainsi, les chercheurs peuvent avoir une vue d'ensemble approfondie du travail déjà accompli et de celui qui reste à réaliser dans le domaine des métriques de test pour la programmation orientée objet.</text:p>
      <text:p text:style-name="P5"><text:span text:style-name="T1">2. Metrics </text:span><text:span text:style-name="T2">de Test </text:span><text:span text:style-name="T1">Object-Oriented </text:span></text:p>
      <text:p text:style-name="P9">Nous allons maintenant présenter les propositions de métriques sélectionnées pour considération et qui peuvent mieux illustrer le contexte actuel des métriques de test pour la programmation orientée objet.</text:p>
      <text:p text:style-name="P10"/>
      <text:p text:style-name="P3"/>
      <text:p text:style-name="P3"/>
      <text:p text:style-name="P3"/>
      <text:p text:style-name="P3"/>
      <text:p text:style-name="P3"/>
      <text:p text:style-name="P3"/>
      <text:p text:style-name="P3"/>
      <text:p text:style-name="P3"/>
      <text:p text:style-name="P2"/>
      <text:p text:style-name="P2"/>
      <text:p text:style-name="P2"/>
      <text:p text:style-name="P2"/>
      <text:p text:style-name="P2"/>
      <text:p text:style-name="P2"/>
      <text:p text:style-name="P2"/>
      <text:p text:style-name="P2"/>
      <text:p text:style-name="P2"/>
      <text:p text:style-name="P6"/>
      <text:p text:style-name="P6"/>
      <text:p text:style-name="P17"><text:span text:style-name="T5">2.1 Nombre de méthodes surchargées (NORM).</text:span></text:p>
      <text:p text:style-name="P19"><text:s/>Elle permet de calculer le nombre de méthodes</text:p>
      <text:p text:style-name="P21"><text:span text:style-name="T4">surchargées</text:span>, pour une classe donnée.</text:p>
      <text:p text:style-name="P21"/>
      <text:p text:style-name="P21"><text:span text:style-name="T8">Méthode de calcul:</text:span> </text:p>
      <text:p text:style-name="P21"><text:s/>.c: une classe,</text:p>
      <text:p text:style-name="P21"><text:span text:style-name="T7"><text:s/>.SURc: l’ensemble des méthodes </text:span><text:span text:style-name="T4">surchargées de c.</text:span></text:p>
      <text:p text:style-name="P21"><text:s text:c="3"/></text:p>
      <text:p text:style-name="P20"><text:tab/>La valeur de la métrique NO<text:span text:style-name="T7">RM </text:span>pour la classe c sera donnée par la cardinalité de l’ensemble <text:span text:style-name="T7">SURc</text:span>.</text:p>
      <text:p text:style-name="P18">Ce calcul est défini par l’équation suivante :</text:p>
      <text:p text:style-name="P6"><draw:frame draw:style-name="fr1" draw:name="Object1" text:anchor-type="as-char" svg:y="-0.152in" svg:width="1.2909in" svg:height="0.2138in" draw:z-index="9"><draw:object xlink:href="./Object 1" xlink:type="simple" xlink:show="embed" xlink:actuate="onLoad"/><draw:image xlink:href="./ObjectReplacements/Object 1" xlink:type="simple" xlink:show="embed" xlink:actuate="onLoad"/></draw:frame></text:p>
      <text:p text:style-name="P6"/>
      <text:p text:style-name="P12">Impact :</text:p>
      <text:p text:style-name="P6">- Un NORM élevé peut signaler une complexité accrue et une maintenance difficile, tandis qu'un NORM bas peut indiquer une conception plus simple mais potentiellement moins flexibl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
      <text:p text:style-name="P6"/>
      <text:p text:style-name="P6"/>
      <text:p text:style-name="P6"/>
      <text:p text:style-name="P6"/>
      <text:p text:style-name="P6"/>
      <text:p text:style-name="P3"/>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1"/>
      <text:p text:style-name="P11"/>
      <text:p text:style-name="P11"/>
      <text:p text:style-name="P11"/>
      <text:p text:style-name="P16"><draw:polygon text:anchor-type="paragraph" draw:z-index="8" draw:name="Polygon 4 corners 4" draw:style-name="gr1" draw:text-style-name="P26" svg:width="6.5398in" svg:height="0.0067in" svg:x="0.7874in" svg:y="-7.35in" svg:viewBox="0 0 16612 18" draw:points="0,18 16612,18 16612,0 0,0"><text:p/></draw:polygon></text:p>
      <text:p text:style-name="P13"><text:tab/> </text:p>
      <text:p text:style-name="P14"/>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5"/>
      <text:p text:style-name="P15"/>
      <text:section text:style-name="Sect1" text:name="tw-target-rmn-container">
        <text:p text:style-name="P22"><draw:frame text:anchor-type="paragraph" draw:z-index="6" draw:name="Text Frame '3. Concl...' 1" draw:style-name="gr3" draw:text-style-name="P29" svg:width="2.778in" svg:height="0.2358in" svg:x="0in" svg:y="0in"><draw:text-box><text:p text:style-name="P27"><text:span text:style-name="T10">3. Conclusions et travaux futurs.</text:span></text:p></draw:text-box></draw:frame><text:bookmark text:name="tw-target-rmn"/></text:p>
      </text:section>
      <text:p text:style-name="P24">Le document présente une suite métrique de base pour l<text:span text:style-name="T6">e Test</text:span> orientée objet. Les données métriques offrent une rétroaction rapide aux concepteurs de logiciels et aux gestionnaires. L'analyse et la collecte de ces données peuvent prédire la qualité de la conception. Si elles sont utilisées de manière appropriée, elles peuvent conduire à une réduction significative des coûts de mise en œuvre globale et à des améliorations de la qualité du produit final. La qualité améliorée, à son tour, réduit les efforts de maintenance future. Utiliser des indicateurs de qualité précoce basés sur des preuves empiriques objectives est donc un objectif réaliste.</text:p>
      <text:p text:style-name="P25">À l'avenir, nous concevrons un nouvel ensemble de métriques permettant de Tester nos programmes.</text:p>
      <text:p text:style-name="P6"><draw:frame text:anchor-type="paragraph" draw:z-index="7" draw:name="Text Frame 'Referenc...' 1" draw:style-name="gr2" draw:text-style-name="P28" svg:width="0.7996in" svg:height="0.1669in" svg:x="0.0008in" svg:y="0.1256in"><draw:text-box><text:p text:style-name="P27"><text:span text:style-name="T9">References </text:span></text:p></draw:text-box></draw:frame></text:p>
      <text:p text:style-name="P6"/>
      <text:p text:style-name="P6"/>
      <text:p text:style-name="P6"/>
      <text:p text:style-name="P6"/>
      <text:p text:style-name="P11"><draw:polygon text:anchor-type="paragraph" draw:z-index="4" draw:name="Polygon 4 corners 3" draw:style-name="gr1" draw:text-style-name="P26" svg:width="6.5398in" svg:height="0.0067in" svg:x="0.7874in" svg:y="-7.35in" svg:viewBox="0 0 16612 18" draw:points="0,18 16612,18 16612,0 0,0"><text:p/></draw:polygon></text:p>
      <text:p text:style-name="P13"><text:tab/></text:p>
      <text:p text:style-name="P1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Helvetica" svg:font-family="Helvetica"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pitch="variable"/>
    <style:font-face style:name="Noto Sans Devanagari1" svg:font-family="'Noto Sans Devanagari'" style:font-family-generic="roman" style:font-pitch="variable"/>
    <style:font-face style:name="Noto Sans Devanagari2" svg:font-family="'Noto Sans Devanagari'" style:font-family-generic="swiss"/>
    <style:font-face style:name="Noto Sans Devanagari3" svg:font-family="'Noto Sans Devanagari'"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pitch="variable"/>
    <style:font-face style:name="Noto Serif CJK SC1" svg:font-family="'Noto Serif CJK SC'" style:font-family-generic="system" style:font-pitch="variable"/>
    <style:font-face style:name="Times" svg:font-family="Times"/>
    <style:font-face style:name="Times New Roman" svg:font-family="'Times New Roman'" style:font-family-generic="roman" style:font-pitch="variable"/>
    <style:font-face style:name="Times1" svg:font-family="Times" style:font-pitch="variable"/>
    <style:font-face style:name="Times2" svg:font-family="Times"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2pt" fo:language="en" fo:country="US" style:letter-kerning="true" style:font-name-asian="Noto Serif CJK SC1" style:font-size-asian="10.5pt" style:language-asian="zh" style:country-asian="CN" style:font-name-complex="Noto Sans Devanagari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1" fo:font-size="12pt" fo:language="en" fo:country="US" style:letter-kerning="true" style:font-name-asian="Noto Serif CJK SC1" style:font-size-asian="10.5pt" style:language-asian="zh" style:country-asian="CN" style:font-name-complex="Noto Sans Devanagari3"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3"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2"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2"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2"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4.0244in" style:type="center"/>
          <style:tab-stop style:position="8.0484in" style:type="right"/>
        </style:tab-stops>
      </style:paragraph-properties>
    </style:style>
    <style:style style:name="Header" style:family="paragraph" style:parent-style-name="Header_20_and_20_Footer" style:class="extra">
      <style:paragraph-properties text:number-lines="false" text:line-number="0">
        <style:tab-stops>
          <style:tab-stop style:position="4.0244in" style:type="center"/>
          <style:tab-stop style:position="8.0484in" style:type="right"/>
        </style:tab-stops>
      </style:paragraph-properties>
    </style:style>
    <style:style style:name="Footer" style:family="paragraph" style:parent-style-name="Header_20_and_20_Footer" style:class="extra">
      <style:paragraph-properties text:number-lines="false" text:line-number="0">
        <style:tab-stops>
          <style:tab-stop style:position="4.0252in" style:type="center"/>
          <style:tab-stop style:position="8.0508in" style:type="right"/>
        </style:tab-stops>
      </style:paragraph-properties>
    </style:style>
    <style:style style:name="Default_20_Drawing_20_Style" style:display-name="Default Drawing Style" style:family="paragraph">
      <style:text-properties style:font-name="Liberation Serif1" fo:font-family="'Liberation Serif'" style:font-family-generic="roman" style:font-pitch="variable" fo:font-size="12pt" style:font-name-asian="Noto Sans1" style:font-family-asian="'Noto Sans'" style:font-family-generic-asian="system" style:font-pitch-asian="variable" style:font-size-asian="12pt" style:font-name-complex="Helvetica" style:font-family-complex="Helvetica" style:font-family-generic-complex="system" style:font-pitch-complex="variable" style:font-size-complex="12pt"/>
    </style:style>
    <style:style style:name="Object_20_without_20_fill" style:display-name="Object without fill" style:family="paragraph" style:parent-style-name="Default_20_Drawing_20_Style"/>
    <style:style style:name="Object_20_with_20_no_20_fill_20_and_20_no_20_line" style:display-name="Object with no fill and no line" style:family="paragraph" style:parent-style-name="Default_20_Drawing_20_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4pt" style:font-size-asian="44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8pt" style:font-size-asian="48pt"/>
    </style:style>
    <style:style style:name="Title_20_A0" style:display-name="Title A0" style:family="paragraph" style:parent-style-name="A0">
      <style:text-properties style:font-name="Noto Sans" fo:font-family="'Noto Sans'" style:font-family-generic="roman" style:font-pitch="variable" fo:font-size="96pt" style:font-size-asian="96pt"/>
    </style:style>
    <style:style style:name="Heading_20_A0" style:display-name="Heading A0" style:family="paragraph" style:parent-style-name="A0">
      <style:text-properties style:font-name="Noto Sans" fo:font-family="'Noto Sans'" style:font-family-generic="roman" style:font-pitch="variable" fo:font-size="71.5pt" style:font-size-asian="71.5pt"/>
    </style:style>
    <style:style style:name="Text_20_A0" style:display-name="Text A0" style:family="paragraph" style:parent-style-name="A0">
      <style:text-properties style:font-name="Noto Sans" fo:font-family="'Noto Sans'" style:font-family-generic="roman" style:font-pitch="variable" fo:font-size="48pt" style:font-size-asian="48pt"/>
    </style:style>
    <style:style style:name="Graphic" style:family="paragraph">
      <style:text-properties style:font-name="Liberation Sans" fo:font-family="'Liberation Sans'" style:font-family-generic="roman" style:font-pitch="variable" fo:font-size="18pt" style:font-name-asian="Noto Sans1" style:font-family-asian="'Noto Sans'" style:font-family-generic-asian="system" style:font-pitch-asian="variable" style:font-size-asian="18pt" style:font-name-complex="Helvetica" style:font-family-complex="Helvetica"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master-page96_7e_LT_7e_Gliederung_20_1" style:display-name="master-page96~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12pt" style:text-emphasize="none"/>
    </style:style>
    <style:style style:name="master-page96_7e_LT_7e_Gliederung_20_2" style:display-name="master-page96~LT~Gliederung 2" style:family="paragraph" style:parent-style-name="master-page96_7e_LT_7e_Gliederung_20_1">
      <style:paragraph-properties fo:margin-top="0.1575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96_7e_LT_7e_Gliederung_20_3" style:display-name="master-page96~LT~Gliederung 3" style:family="paragraph" style:parent-style-name="master-page96_7e_LT_7e_Gliederung_20_2">
      <style:paragraph-properties fo:margin-top="0.1181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96_7e_LT_7e_Gliederung_20_4" style:display-name="master-page96~LT~Gliederung 4" style:family="paragraph" style:parent-style-name="master-page96_7e_LT_7e_Gliederung_20_3">
      <style:paragraph-properties fo:margin-top="0.0783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6_7e_LT_7e_Gliederung_20_5" style:display-name="master-page96~LT~Gliederung 5" style:family="paragraph" style:parent-style-name="master-page96_7e_LT_7e_Gliederung_20_4">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6_7e_LT_7e_Gliederung_20_6" style:display-name="master-page96~LT~Gliederung 6" style:family="paragraph" style:parent-style-name="master-page96_7e_LT_7e_Gliederung_20_5">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6_7e_LT_7e_Gliederung_20_7" style:display-name="master-page96~LT~Gliederung 7" style:family="paragraph" style:parent-style-name="master-page96_7e_LT_7e_Gliederung_20_6">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6_7e_LT_7e_Gliederung_20_8" style:display-name="master-page96~LT~Gliederung 8" style:family="paragraph" style:parent-style-name="master-page96_7e_LT_7e_Gliederung_20_7">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6_7e_LT_7e_Gliederung_20_9" style:display-name="master-page96~LT~Gliederung 9" style:family="paragraph" style:parent-style-name="master-page96_7e_LT_7e_Gliederung_20_8">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6_7e_LT_7e_Titel" style:display-name="master-page96~LT~Titel" style:family="paragraph">
      <style:paragraph-properties fo:text-align="center" style:justify-single-word="false"/>
      <style:text-properties style:use-window-font-color="true" loext:opacity="0%" style:text-outline="false" style:text-line-through-style="none" style:text-line-through-type="none" style:font-name="Noto Sans Devanagari1" fo:font-family="'Noto Sans Devanagari'" style:font-family-generic="roman" style:font-pitch="variable" fo:font-size="44pt" fo:font-style="normal" fo:text-shadow="none" style:text-underline-style="none" fo:font-weight="normal" style:letter-kerning="true" style:font-name-asian="Noto Sans1" style:font-family-asian="'Noto Sans'" style:font-family-generic-asian="system" style:font-pitch-asian="variable" style:font-size-asian="44pt" style:font-style-asian="normal" style:font-weight-asian="normal" style:font-name-complex="Helvetica" style:font-family-complex="Helvetica" style:font-family-generic-complex="system" style:font-pitch-complex="variable" style:font-size-complex="12pt" style:text-emphasize="none"/>
    </style:style>
    <style:style style:name="master-page96_7e_LT_7e_Untertitel" style:display-name="master-page96~LT~Untertitel" style:family="paragraph">
      <style:paragraph-properties fo:text-align="center" style:justify-single-word="false"/>
      <style:text-properties style:use-window-font-color="true" loext:opacity="0%" style:text-outline="false" style:text-line-through-style="none" style:text-line-through-type="none" style:font-name="Noto Sans Devanagari1"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12pt" style:text-emphasize="none"/>
    </style:style>
    <style:style style:name="master-page96_7e_LT_7e_Notizen" style:display-name="master-page96~LT~Notizen" style:family="paragraph">
      <style:paragraph-properties fo:margin-left="0.2362in" fo:text-indent="-0.2362in" style:auto-text-indent="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Helvetica" style:font-family-complex="Helvetica" style:font-family-generic-complex="system" style:font-pitch-complex="variable" style:font-size-complex="12pt" style:text-emphasize="none"/>
    </style:style>
    <style:style style:name="master-page96_7e_LT_7e_Hintergrundobjekte" style:display-name="master-page96~LT~Hintergrundobjekte" style:family="paragraph">
      <style:text-properties style:font-name="Liberation Serif1"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Helvetica" style:font-family-complex="Helvetica" style:font-family-generic-complex="system" style:font-pitch-complex="variable" style:font-size-complex="12pt"/>
    </style:style>
    <style:style style:name="master-page96_7e_LT_7e_Hintergrund" style:display-name="master-page96~LT~Hintergrund" style:family="paragraph">
      <style:text-properties style:font-name="Liberation Serif1"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Helvetica" style:font-family-complex="Helvetica" style:font-family-generic-complex="system" style:font-pitch-complex="variable" style:font-size-complex="12pt"/>
    </style:style>
    <style:style style:name="default" style:family="paragraph">
      <style:text-properties style:use-window-font-color="true" loext:opacity="0%" style:font-name="Noto Sans Devanagari1" fo:font-family="'Noto Sans Devanagari'" style:font-family-generic="roman" style:font-pitch="variable" fo:font-size="18pt" style:letter-kerning="true" style:font-name-asian="Noto Sans1" style:font-family-asian="'Noto Sans'" style:font-family-generic-asian="system" style:font-pitch-asian="variable" style:font-size-asian="18pt" style:font-name-complex="Helvetica" style:font-family-complex="Helvetica" style:font-family-generic-complex="system" style:font-pitch-complex="variable" style:font-size-complex="12pt"/>
    </style:style>
    <style:style style:name="bg-none"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gray"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dark-gray"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black" style:family="paragraph" style:parent-style-name="default">
      <style:text-properties fo:color="#ffffff" loext:opacity="100%" style:font-name="Noto Sans Devanagari1" fo:font-family="'Noto Sans Devanagari'" style:font-family-generic="roman" style:font-pitch="variable" fo:font-size="18pt" style:letter-kerning="true" style:font-size-asian="18pt"/>
    </style:style>
    <style:style style:name="black-with-border" style:family="paragraph" style:parent-style-name="default">
      <style:text-properties fo:color="#ffffff" loext:opacity="100%" style:font-name="Noto Sans Devanagari1" fo:font-family="'Noto Sans Devanagari'" style:font-family-generic="roman" style:font-pitch="variable" fo:font-size="18pt" style:letter-kerning="true" style:font-size-asian="18pt"/>
    </style:style>
    <style:style style:name="gray-with-border"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white"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white-with-border"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blue-title" style:family="paragraph" style:parent-style-name="default">
      <style:text-properties fo:color="#ffffff" loext:opacity="100%" style:font-name="Noto Sans Devanagari1" fo:font-family="'Noto Sans Devanagari'" style:font-family-generic="roman" style:font-pitch="variable" fo:font-size="18pt" style:letter-kerning="true" style:font-size-asian="18pt"/>
    </style:style>
    <style:style style:name="blue-title-with-border" style:family="paragraph" style:parent-style-name="default">
      <style:text-properties fo:color="#ffffff" loext:opacity="100%" style:font-name="Noto Sans Devanagari1" fo:font-family="'Noto Sans Devanagari'" style:font-family-generic="roman" style:font-pitch="variable" fo:font-size="18pt" style:letter-kerning="true" style:font-size-asian="18pt"/>
    </style:style>
    <style:style style:name="blue-banded"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blue-normal"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orange-title" style:family="paragraph" style:parent-style-name="default">
      <style:text-properties fo:color="#ffffff" loext:opacity="100%" style:font-name="Noto Sans Devanagari1" fo:font-family="'Noto Sans Devanagari'" style:font-family-generic="roman" style:font-pitch="variable" fo:font-size="18pt" style:letter-kerning="true" style:font-size-asian="18pt"/>
    </style:style>
    <style:style style:name="orange-title-with-border" style:family="paragraph" style:parent-style-name="default">
      <style:text-properties fo:color="#ffffff" loext:opacity="100%" style:font-name="Noto Sans Devanagari1" fo:font-family="'Noto Sans Devanagari'" style:font-family-generic="roman" style:font-pitch="variable" fo:font-size="18pt" style:letter-kerning="true" style:font-size-asian="18pt"/>
    </style:style>
    <style:style style:name="orange-banded"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orange-normal"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teal-title" style:family="paragraph" style:parent-style-name="default">
      <style:text-properties fo:color="#ffffff" loext:opacity="100%" style:font-name="Noto Sans Devanagari1" fo:font-family="'Noto Sans Devanagari'" style:font-family-generic="roman" style:font-pitch="variable" fo:font-size="18pt" style:letter-kerning="true" style:font-size-asian="18pt"/>
    </style:style>
    <style:style style:name="teal-title-with-border" style:family="paragraph" style:parent-style-name="default">
      <style:text-properties fo:color="#ffffff" loext:opacity="100%" style:font-name="Noto Sans Devanagari1" fo:font-family="'Noto Sans Devanagari'" style:font-family-generic="roman" style:font-pitch="variable" fo:font-size="18pt" style:letter-kerning="true" style:font-size-asian="18pt"/>
    </style:style>
    <style:style style:name="teal-banded"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teal-normal"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magenta-title" style:family="paragraph" style:parent-style-name="default">
      <style:text-properties fo:color="#ffffff" loext:opacity="100%" style:font-name="Noto Sans Devanagari1" fo:font-family="'Noto Sans Devanagari'" style:font-family-generic="roman" style:font-pitch="variable" fo:font-size="18pt" style:letter-kerning="true" style:font-size-asian="18pt"/>
    </style:style>
    <style:style style:name="magenta-title-with-border" style:family="paragraph" style:parent-style-name="default">
      <style:text-properties fo:color="#ffffff" loext:opacity="100%" style:font-name="Noto Sans Devanagari1" fo:font-family="'Noto Sans Devanagari'" style:font-family-generic="roman" style:font-pitch="variable" fo:font-size="18pt" style:letter-kerning="true" style:font-size-asian="18pt"/>
    </style:style>
    <style:style style:name="magenta-banded"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magenta-normal"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Background_20_objects" style:display-name="Background objects" style:family="paragraph">
      <style:text-properties style:font-name="Liberation Serif1"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Helvetica" style:font-family-complex="Helvetica" style:font-family-generic-complex="system" style:font-pitch-complex="variable" style:font-size-complex="12pt"/>
    </style:style>
    <style:style style:name="Background" style:family="paragraph">
      <style:text-properties style:font-name="Liberation Serif1"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Helvetica" style:font-family-complex="Helvetica" style:font-family-generic-complex="system" style:font-pitch-complex="variable" style:font-size-complex="12pt"/>
    </style:style>
    <style:style style:name="Notes" style:family="paragraph">
      <style:paragraph-properties fo:margin-left="0.2362in" fo:text-indent="-0.2362in" style:auto-text-indent="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Helvetica" style:font-family-complex="Helvetica" style:font-family-generic-complex="system" style:font-pitch-complex="variable" style:font-size-complex="12pt" style:text-emphasize="none"/>
    </style:style>
    <style:style style:name="Outline_20_1" style:display-name="Outline 1" style:family="paragraph">
      <style:paragraph-properties fo:margin-top="0.1965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12pt" style:text-emphasize="none"/>
    </style:style>
    <style:style style:name="Outline_20_2" style:display-name="Outline 2" style:family="paragraph" style:parent-style-name="Outline_20_1">
      <style:paragraph-properties fo:margin-top="0.1575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paragraph-properties fo:margin-top="0.1181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paragraph-properties fo:margin-top="0.0783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7_7e_LT_7e_Gliederung_20_1" style:display-name="master-page87~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12pt" style:text-emphasize="none"/>
    </style:style>
    <style:style style:name="master-page87_7e_LT_7e_Gliederung_20_2" style:display-name="master-page87~LT~Gliederung 2" style:family="paragraph" style:parent-style-name="master-page87_7e_LT_7e_Gliederung_20_1">
      <style:paragraph-properties fo:margin-top="0.1575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87_7e_LT_7e_Gliederung_20_3" style:display-name="master-page87~LT~Gliederung 3" style:family="paragraph" style:parent-style-name="master-page87_7e_LT_7e_Gliederung_20_2">
      <style:paragraph-properties fo:margin-top="0.1181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87_7e_LT_7e_Gliederung_20_4" style:display-name="master-page87~LT~Gliederung 4" style:family="paragraph" style:parent-style-name="master-page87_7e_LT_7e_Gliederung_20_3">
      <style:paragraph-properties fo:margin-top="0.0783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7_7e_LT_7e_Gliederung_20_5" style:display-name="master-page87~LT~Gliederung 5" style:family="paragraph" style:parent-style-name="master-page87_7e_LT_7e_Gliederung_20_4">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7_7e_LT_7e_Gliederung_20_6" style:display-name="master-page87~LT~Gliederung 6" style:family="paragraph" style:parent-style-name="master-page87_7e_LT_7e_Gliederung_20_5">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7_7e_LT_7e_Gliederung_20_7" style:display-name="master-page87~LT~Gliederung 7" style:family="paragraph" style:parent-style-name="master-page87_7e_LT_7e_Gliederung_20_6">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7_7e_LT_7e_Gliederung_20_8" style:display-name="master-page87~LT~Gliederung 8" style:family="paragraph" style:parent-style-name="master-page87_7e_LT_7e_Gliederung_20_7">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7_7e_LT_7e_Gliederung_20_9" style:display-name="master-page87~LT~Gliederung 9" style:family="paragraph" style:parent-style-name="master-page87_7e_LT_7e_Gliederung_20_8">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7_7e_LT_7e_Titel" style:display-name="master-page87~LT~Titel" style:family="paragraph">
      <style:paragraph-properties fo:text-align="center" style:justify-single-word="false"/>
      <style:text-properties style:use-window-font-color="true" loext:opacity="0%" style:text-outline="false" style:text-line-through-style="none" style:text-line-through-type="none" style:font-name="Noto Sans Devanagari1" fo:font-family="'Noto Sans Devanagari'" style:font-family-generic="roman" style:font-pitch="variable" fo:font-size="44pt" fo:font-style="normal" fo:text-shadow="none" style:text-underline-style="none" fo:font-weight="normal" style:letter-kerning="true" style:font-name-asian="Noto Sans1" style:font-family-asian="'Noto Sans'" style:font-family-generic-asian="system" style:font-pitch-asian="variable" style:font-size-asian="44pt" style:font-style-asian="normal" style:font-weight-asian="normal" style:font-name-complex="Helvetica" style:font-family-complex="Helvetica" style:font-family-generic-complex="system" style:font-pitch-complex="variable" style:font-size-complex="12pt" style:text-emphasize="none"/>
    </style:style>
    <style:style style:name="master-page87_7e_LT_7e_Untertitel" style:display-name="master-page87~LT~Untertitel" style:family="paragraph">
      <style:paragraph-properties fo:text-align="center" style:justify-single-word="false"/>
      <style:text-properties style:use-window-font-color="true" loext:opacity="0%" style:text-outline="false" style:text-line-through-style="none" style:text-line-through-type="none" style:font-name="Noto Sans Devanagari1"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12pt" style:text-emphasize="none"/>
    </style:style>
    <style:style style:name="master-page87_7e_LT_7e_Notizen" style:display-name="master-page87~LT~Notizen" style:family="paragraph">
      <style:paragraph-properties fo:margin-left="0.2362in" fo:text-indent="-0.2362in" style:auto-text-indent="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Helvetica" style:font-family-complex="Helvetica" style:font-family-generic-complex="system" style:font-pitch-complex="variable" style:font-size-complex="12pt" style:text-emphasize="none"/>
    </style:style>
    <style:style style:name="master-page87_7e_LT_7e_Hintergrundobjekte" style:display-name="master-page87~LT~Hintergrundobjekte" style:family="paragraph">
      <style:text-properties style:font-name="Liberation Serif1"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Helvetica" style:font-family-complex="Helvetica" style:font-family-generic-complex="system" style:font-pitch-complex="variable" style:font-size-complex="12pt"/>
    </style:style>
    <style:style style:name="master-page87_7e_LT_7e_Hintergrund" style:display-name="master-page87~LT~Hintergrund" style:family="paragraph">
      <style:text-properties style:font-name="Liberation Serif1"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Helvetica" style:font-family-complex="Helvetica" style:font-family-generic-complex="system" style:font-pitch-complex="variable" style:font-size-complex="12pt"/>
    </style:style>
    <style:style style:name="master-page66_7e_LT_7e_Gliederung_20_1" style:display-name="master-page66~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12pt" style:text-emphasize="none"/>
    </style:style>
    <style:style style:name="master-page66_7e_LT_7e_Gliederung_20_2" style:display-name="master-page66~LT~Gliederung 2" style:family="paragraph" style:parent-style-name="master-page66_7e_LT_7e_Gliederung_20_1">
      <style:paragraph-properties fo:margin-top="0.1575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66_7e_LT_7e_Gliederung_20_3" style:display-name="master-page66~LT~Gliederung 3" style:family="paragraph" style:parent-style-name="master-page66_7e_LT_7e_Gliederung_20_2">
      <style:paragraph-properties fo:margin-top="0.1181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66_7e_LT_7e_Gliederung_20_4" style:display-name="master-page66~LT~Gliederung 4" style:family="paragraph" style:parent-style-name="master-page66_7e_LT_7e_Gliederung_20_3">
      <style:paragraph-properties fo:margin-top="0.0783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6_7e_LT_7e_Gliederung_20_5" style:display-name="master-page66~LT~Gliederung 5" style:family="paragraph" style:parent-style-name="master-page66_7e_LT_7e_Gliederung_20_4">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6_7e_LT_7e_Gliederung_20_6" style:display-name="master-page66~LT~Gliederung 6" style:family="paragraph" style:parent-style-name="master-page66_7e_LT_7e_Gliederung_20_5">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6_7e_LT_7e_Gliederung_20_7" style:display-name="master-page66~LT~Gliederung 7" style:family="paragraph" style:parent-style-name="master-page66_7e_LT_7e_Gliederung_20_6">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6_7e_LT_7e_Gliederung_20_8" style:display-name="master-page66~LT~Gliederung 8" style:family="paragraph" style:parent-style-name="master-page66_7e_LT_7e_Gliederung_20_7">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6_7e_LT_7e_Gliederung_20_9" style:display-name="master-page66~LT~Gliederung 9" style:family="paragraph" style:parent-style-name="master-page66_7e_LT_7e_Gliederung_20_8">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6_7e_LT_7e_Titel" style:display-name="master-page66~LT~Titel" style:family="paragraph">
      <style:paragraph-properties fo:text-align="center" style:justify-single-word="false"/>
      <style:text-properties style:use-window-font-color="true" loext:opacity="0%" style:text-outline="false" style:text-line-through-style="none" style:text-line-through-type="none" style:font-name="Noto Sans Devanagari1" fo:font-family="'Noto Sans Devanagari'" style:font-family-generic="roman" style:font-pitch="variable" fo:font-size="44pt" fo:font-style="normal" fo:text-shadow="none" style:text-underline-style="none" fo:font-weight="normal" style:letter-kerning="true" style:font-name-asian="Noto Sans1" style:font-family-asian="'Noto Sans'" style:font-family-generic-asian="system" style:font-pitch-asian="variable" style:font-size-asian="44pt" style:font-style-asian="normal" style:font-weight-asian="normal" style:font-name-complex="Helvetica" style:font-family-complex="Helvetica" style:font-family-generic-complex="system" style:font-pitch-complex="variable" style:font-size-complex="12pt" style:text-emphasize="none"/>
    </style:style>
    <style:style style:name="master-page66_7e_LT_7e_Untertitel" style:display-name="master-page66~LT~Untertitel" style:family="paragraph">
      <style:paragraph-properties fo:text-align="center" style:justify-single-word="false"/>
      <style:text-properties style:use-window-font-color="true" loext:opacity="0%" style:text-outline="false" style:text-line-through-style="none" style:text-line-through-type="none" style:font-name="Noto Sans Devanagari1"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12pt" style:text-emphasize="none"/>
    </style:style>
    <style:style style:name="master-page66_7e_LT_7e_Notizen" style:display-name="master-page66~LT~Notizen" style:family="paragraph">
      <style:paragraph-properties fo:margin-left="0.2362in" fo:text-indent="-0.2362in" style:auto-text-indent="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Helvetica" style:font-family-complex="Helvetica" style:font-family-generic-complex="system" style:font-pitch-complex="variable" style:font-size-complex="12pt" style:text-emphasize="none"/>
    </style:style>
    <style:style style:name="master-page66_7e_LT_7e_Hintergrundobjekte" style:display-name="master-page66~LT~Hintergrundobjekte" style:family="paragraph">
      <style:text-properties style:font-name="Liberation Serif1"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Helvetica" style:font-family-complex="Helvetica" style:font-family-generic-complex="system" style:font-pitch-complex="variable" style:font-size-complex="12pt"/>
    </style:style>
    <style:style style:name="master-page66_7e_LT_7e_Hintergrund" style:display-name="master-page66~LT~Hintergrund" style:family="paragraph">
      <style:text-properties style:font-name="Liberation Serif1"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Helvetica" style:font-family-complex="Helvetica" style:font-family-generic-complex="system" style:font-pitch-complex="variable" style:font-size-complex="12pt"/>
    </style:style>
    <style:style style:name="master-page3_7e_LT_7e_Gliederung_20_1" style:display-name="master-page3~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paragraph-properties fo:margin-top="0.1575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paragraph-properties fo:margin-top="0.1181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paragraph-properties fo:margin-top="0.0783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paragraph-properties fo:text-align="center" style:justify-single-word="false"/>
      <style:text-properties style:use-window-font-color="true" loext:opacity="0%" style:text-outline="false" style:text-line-through-style="none" style:text-line-through-type="none" style:font-name="Noto Sans Devanagari1" fo:font-family="'Noto Sans Devanagari'" style:font-family-generic="roman" style:font-pitch="variable" fo:font-size="44pt" fo:font-style="normal" fo:text-shadow="none" style:text-underline-style="none" fo:font-weight="normal" style:letter-kerning="true" style:font-name-asian="Noto Sans1" style:font-family-asian="'Noto Sans'" style:font-family-generic-asian="system" style:font-pitch-asian="variable" style:font-size-asian="44pt" style:font-style-asian="normal" style:font-weight-asian="normal" style:font-name-complex="Helvetica" style:font-family-complex="Helvetica" style:font-family-generic-complex="system" style:font-pitch-complex="variable" style:font-size-complex="12pt" style:text-emphasize="none"/>
    </style:style>
    <style:style style:name="master-page3_7e_LT_7e_Untertitel" style:display-name="master-page3~LT~Untertitel" style:family="paragraph">
      <style:paragraph-properties fo:text-align="center" style:justify-single-word="false"/>
      <style:text-properties style:use-window-font-color="true" loext:opacity="0%" style:text-outline="false" style:text-line-through-style="none" style:text-line-through-type="none" style:font-name="Noto Sans Devanagari1"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12pt" style:text-emphasize="none"/>
    </style:style>
    <style:style style:name="master-page3_7e_LT_7e_Notizen" style:display-name="master-page3~LT~Notizen" style:family="paragraph">
      <style:paragraph-properties fo:margin-left="0.2362in" fo:text-indent="-0.2362in" style:auto-text-indent="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Helvetica" style:font-family-complex="Helvetica" style:font-family-generic-complex="system" style:font-pitch-complex="variable" style:font-size-complex="12pt" style:text-emphasize="none"/>
    </style:style>
    <style:style style:name="master-page3_7e_LT_7e_Hintergrundobjekte" style:display-name="master-page3~LT~Hintergrundobjekte" style:family="paragraph">
      <style:text-properties style:font-name="Liberation Serif1"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Helvetica" style:font-family-complex="Helvetica" style:font-family-generic-complex="system" style:font-pitch-complex="variable" style:font-size-complex="12pt"/>
    </style:style>
    <style:style style:name="master-page3_7e_LT_7e_Hintergrund" style:display-name="master-page3~LT~Hintergrund" style:family="paragraph">
      <style:text-properties style:font-name="Liberation Serif1"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Helvetica" style:font-family-complex="Helvetica" style:font-family-generic-complex="system" style:font-pitch-complex="variable" style:font-size-complex="12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in" fo:margin-left="0in" fo:margin-right="0in" style:vertical-pos="middle" style:vertical-rel="tex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officeooo:rsid="00025ba3" officeooo:paragraph-rsid="00025ba3"/>
    </style:style>
    <style:style style:name="MP2" style:family="paragraph">
      <loext:graphic-properties draw:fill="solid" draw:fill-color="#622423"/>
    </style:style>
    <style:style style:name="MP3" style:family="paragraph" style:parent-style-name="Footer">
      <style:paragraph-properties fo:text-align="end" style:justify-single-word="false"/>
    </style:style>
    <style:style style:name="Mgr1" style:family="graphic">
      <style:graphic-properties draw:stroke="none" draw:marker-start="" draw:marker-end="" draw:fill="solid" draw:fill-color="#622423" loext:decorative="false"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style style:name="Mgr2" style:family="graphic">
      <style:graphic-properties draw:stroke="none" draw:marker-start="" draw:marker-end="" draw:fill="solid" draw:fill-color="#622423"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8.2701in" fo:page-height="11.6902in" style:num-format="1" style:print-orientation="portrait" fo:margin-top="0.1098in" fo:margin-bottom="0.1098in" fo:margin-left="0.1098in" fo:margin-right="0.1098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polygon text:anchor-type="paragraph" draw:z-index="1" draw:name="Polygon 4 corners 2" draw:style-name="Mgr1" draw:text-style-name="MP2" svg:width="8.0315in" svg:height="0.0413in" svg:x="0.0091in" svg:y="0.3484in" svg:viewBox="0 0 20401 106" draw:points="0,106 20401,106 20401,0 0,0"><text:p/></draw:polygon><draw:polygon text:anchor-type="paragraph" draw:z-index="3" draw:name="Polygon 4 corners 1" draw:style-name="Mgr2" draw:text-style-name="MP2" svg:width="8.0315in" svg:height="0.0413in" svg:x="0.0236in" svg:y="11.1059in" svg:viewBox="0 0 20401 106" draw:points="0,106 20401,106 20401,0 0,0"><text:p/></draw:polygon>Akkteb Wch T7ab</text:p>
      </style:header>
      <style:footer>
        <text:p text:style-name="MP3"><text:page-number text:select-page="current">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8T17:56:22.857225742</meta:creation-date>
    <meta:editing-duration>PT7H39M2S</meta:editing-duration>
    <meta:editing-cycles>4</meta:editing-cycles>
    <meta:generator>LibreOffice/7.6.6.3$Linux_X86_64 LibreOffice_project/60$Build-3</meta:generator>
    <dc:date>2024-04-09T01:35:18.733921350</dc:date>
    <meta:document-statistic meta:table-count="0" meta:image-count="0" meta:object-count="1" meta:page-count="2" meta:paragraph-count="22" meta:word-count="452" meta:character-count="2916" meta:non-whitespace-character-count="2468"/>
  </office:meta>
</office:document-meta>
</file>

<file path=Object 1/content.xml><?xml version="1.0" encoding="utf-8"?>
<math xmlns="http://www.w3.org/1998/Math/MathML" display="block">
  <semantics>
    <mrow>
      <mi mathvariant="italic">NORM</mi>
      <mrow>
        <mrow>
          <mo fence="true" form="prefix" stretchy="false">(</mo>
          <mrow>
            <mi>c</mi>
          </mrow>
          <mo fence="true" form="postfix" stretchy="false">)</mo>
        </mrow>
        <mo stretchy="false">=</mo>
        <mrow>
          <mo fence="true" form="prefix" stretchy="true">|</mo>
          <mrow>
            <msub>
              <mi mathvariant="italic">SUR</mi>
              <mi>c</mi>
            </msub>
          </mrow>
          <mo fence="true" form="postfix" stretchy="true">|</mo>
        </mrow>
      </mrow>
    </mrow>
    <annotation encoding="StarMath 5.0">NORM(c)= abs{ SUR_{c} } </annotation>
  </semantics>
</math>
</file>